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-0.0083in" fo:margin-right="0in" fo:text-indent="0in" style:auto-text-indent="false" style:page-number="auto"/>
    </style:style>
    <style:style style:name="P2" style:family="paragraph" style:parent-style-name="Standard">
      <style:paragraph-properties fo:margin-left="-0.0083in" fo:margin-right="0in" fo:text-indent="0in" style:auto-text-indent="false"/>
    </style:style>
    <style:style style:name="P3" style:family="paragraph" style:parent-style-name="Standard">
      <style:paragraph-properties fo:margin-left="-0.0083in" fo:margin-right="0in" fo:text-indent="0in" style:auto-text-indent="false"/>
    </style:style>
    <style:style style:name="P4" style:family="paragraph" style:parent-style-name="Standard" style:list-style-name="L1">
      <style:paragraph-properties fo:margin-left="-0.0083in" fo:margin-right="0in" fo:text-indent="0in" style:auto-text-indent="false"/>
    </style:style>
    <style:style style:name="P5" style:family="paragraph" style:parent-style-name="Standard">
      <style:paragraph-properties fo:margin-left="-0.0083in" fo:margin-right="0in" fo:text-indent="0in" style:auto-text-indent="false"/>
      <style:text-properties style:text-underline-style="solid" style:text-underline-type="double" style:text-underline-width="auto" style:text-underline-color="font-color"/>
    </style:style>
    <style:style style:name="P6" style:family="paragraph" style:parent-style-name="Standard">
      <style:paragraph-properties fo:margin-left="-0.0083in" fo:margin-right="0in" fo:text-indent="0in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-0.0083in" fo:margin-right="0in" fo:text-indent="0in" style:auto-text-indent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What does it mean to “memoize a thunk”</text:p>
        <text:p text:style-name="P2">memo: remember at each step the work that we've done so don't have to redo. So linear time</text:p>
        <text:p text:style-name="P2"/>
        <text:p text:style-name="P2">(* To fold a function over a list, right-associatively *) </text:p>
        <text:p text:style-name="P2">let rec fold_right (f : int -&gt; int -&gt; int) (z : int) (xs : int list) : int = </text:p>
        <text:p text:style-name="P2"><text:s/>match xs with </text:p>
        <text:p text:style-name="P2"><text:s/>| [] -&gt; z </text:p>
        <text:p text:style-name="P2"><text:s/>| x :: xs’ -&gt; f x (fold_right f z xs’) </text:p>
        <text:p text:style-name="P2">let sum xs = fold_right (+) 0 xs </text:p>
        <text:p text:style-name="P2">let inc = (+) 1</text:p>
        <text:p text:style-name="P2"/>
        <text:p text:style-name="P2">(* Map a function of every element of a list *) </text:p>
        <text:p text:style-name="P2">let rec map (f : ’a -&gt; ’b) (xs : ’a list) : ’b list = </text:p>
        <text:p text:style-name="P2"><text:s/>match xs with </text:p>
        <text:p text:style-name="P2"><text:s/>| [] -&gt; [] </text:p>
        <text:p text:style-name="P2"><text:s/>| x :: xs’ -&gt; f x :: map f xs’ </text:p>
        <text:p text:style-name="P2"/>
        <text:p text:style-name="P2">* OCaml is a *functional* language </text:p>
        <text:p text:style-name="P2"><text:s/>- small core based on lambda calculus </text:p>
        <text:p text:style-name="P2"><text:s/>- control done with recursion </text:p>
        <text:p text:style-name="P2"><text:s/>- makes it easy to specify (and learn?) </text:p>
        <text:p text:style-name="P2"><text:s/>- higher-order, lexically-scoped, first-class functions (like </text:p>
        <text:p text:style-name="P2"><text:s/>Scheme, Standard ML, Haskell, Closure, CoffeeScript) </text:p>
        <text:p text:style-name="P2">* OCaml is "mostly" *pure* </text:p>
        <text:p text:style-name="P2"><text:s/>- as opposed to most imperative languages (e.g., C/C++, C#, Java, </text:p>
        <text:p text:style-name="P2"><text:s/>Python, FORTRAN, ...) </text:p>
        <text:p text:style-name="P2"><text:s/>- emphasis on values, not variables or state </text:p>
        <text:p text:style-name="P2"><text:s/>- (this can make it easier to reason about) </text:p>
        <text:p text:style-name="P2"><text:s/>- still has arrays, I/O, etc. if you need it </text:p>
        <text:p text:style-name="P2">* OCaml is *(statically) typed* </text:p>
        <text:p text:style-name="P2"><text:s/>- type errors are caught at compile time </text:p>
        <text:p text:style-name="P2"><text:s/>- other statically typed languages: Java, C#, C/C++, Standard ML </text:p>
        <text:list xml:id="list3233334825426756205" text:style-name="L1">
          <text:list-item>
            <text:p text:style-name="P4">some dynamically typed languages: Python, Ruby, JavaScript, Scheme </text:p>
          </text:list-item>
        </text:list>
        <text:p text:style-name="P2">let x = 5 in </text:p>
        <text:p text:style-name="P2"><text:s/>(let y = 12 in x + y) * (let x = x + 1 in x - 3) </text:p>
        <text:p text:style-name="P2"><text:s/>--&gt; </text:p>
        <text:p text:style-name="P2"><text:s/>(let y = 12 in 5 + y) * (let x = 5 + 1 in x - 3) </text:p>
        <text:p text:style-name="P2"><text:s/>--&gt; </text:p>
        <text:p text:style-name="P2"><text:s/>(5 + 12) * (let x = 5 + 1 in x - 3) </text:p>
        <text:p text:style-name="P2"><text:s/>--&gt; </text:p>
        <text:p text:style-name="P2"><text:s/>17 * (let x = 5 + 1 in x - 3) </text:p>
        <text:p text:style-name="P2"><text:s/>--&gt; </text:p>
        <text:p text:style-name="P2"><text:s/>17 * (let x = 6 in x - 3) </text:p>
        <text:p text:style-name="P2"><text:s/>--&gt; </text:p>
        <text:p text:style-name="P2"><text:s/>17 * (6 – 3) </text:p>
        <text:p text:style-name="P2"/>
        <text:p text:style-name="P2">module ListIntStack : INT_STACK = </text:p>
        <text:p text:style-name="P2"><text:s/>struct </text:p>
        <text:p text:style-name="P2"><text:s/>type t = int list </text:p>
        <text:p text:style-name="P2"><text:s/>(* Represent the stack { z1 ... zk } as the list [z1; ...; zk] *) </text:p>
        <text:p text:style-name="P2"><text:s/>exception Empty </text:p>
        <text:p text:style-name="P2"><text:s/>let empty = [] </text:p>
        <text:p text:style-name="P2"><text:s/>let is_empty = List.is_empty </text:p>
        <text:p text:style-name="P2"><text:s/>let push z stack = z :: stack </text:p>
        <text:p text:style-name="P2"><text:s/>let top stack = </text:p>
        <text:p text:style-name="P2"><text:s/>match stack with </text:p>
        <text:p text:style-name="P2"><text:s/>| z :: _ -&gt; z </text:p>
        <text:p text:style-name="P2"><text:s/>| _ -&gt; raise Empty </text:p>
        <text:p text:style-name="P2"><text:s/>let pop stack = </text:p>
        <text:p text:style-name="P2"><text:s/>match stack with </text:p>
        <text:p text:style-name="P2"><text:s/>| _ :: stack’ -&gt; stack’ </text:p>
        <text:p text:style-name="P2"><text:s/>| _ -&gt; raise Empty </text:p>
        <text:p text:style-name="P2"><text:s/>end</text:p>
        <text:p text:style-name="P2"/>
        <text:p text:style-name="P2">Module types = signatures = interfaces </text:p>
        <text:p text:style-name="P2"><text:s/>* </text:p>
        <text:p text:style-name="P2"><text:s/>* Modules = structs = implementations </text:p>
        <text:p text:style-name="P2"><text:s/>* </text:p>
        <text:p text:style-name="P2"><text:s/>* Functors = functions from structs to structs </text:p>
        <text:p text:style-name="P2"><text:s/>*) </text:p>
        <text:p text:style-name="P2">(* Queues (FIFOs): </text:p>
        <text:p text:style-name="P2"><text:s/>front { 2, 3, 4 } = 2 </text:p>
        <text:p text:style-name="P2"><text:s/>dequeue { 2, 3, 4 } = { 3, 4 } </text:p>
        <text:p text:style-name="P2"><text:s/>enqueue 8 { 2, 3 } = { 2, 3, 8 }</text:p>
        <text:p text:style-name="P2"/>
        <text:p text:style-name="P2">module ListQueue : QUEUE = </text:p>
        <text:p text:style-name="P2"><text:s/>struct </text:p>
        <text:p text:style-name="P2"><text:s/>(* represent queue { 1, 2, 3 } as [1; 2; 3] *) </text:p>
        <text:p text:style-name="P2"><text:s/>type ’a t = ’a list </text:p>
        <text:p text:style-name="P2"><text:s/>exception Empty </text:p>
        <text:p text:style-name="P2"><text:s/>let empty = [] </text:p>
        <text:p text:style-name="P2"><text:s/>let enqueue x q = q @ [x] </text:p>
        <text:p text:style-name="P2"><text:s/>let is_empty = List.is_empty </text:p>
        <text:p text:style-name="P2"><text:s/>let front = function </text:p>
        <text:p text:style-name="P2"><text:s/>| x :: _ -&gt; x </text:p>
        <text:p text:style-name="P2"><text:s/>| _ -&gt; raise Empty </text:p>
        <text:p text:style-name="P2"><text:s/>let dequeue = function </text:p>
        <text:p text:style-name="P2"><text:s/>| _ :: q’ -&gt; q’ </text:p>
        <text:p text:style-name="P2"><text:s/>| _ -&gt; raise Empty </text:p>
        <text:p text:style-name="P2"><text:s/>end</text:p>
        <text:p text:style-name="P2"/>
        <text:p text:style-name="P2">module IntRing = </text:p>
        <text:p text:style-name="P2"><text:s/>struct </text:p>
        <text:p text:style-name="P2"><text:s/>type t = int </text:p>
        <text:p text:style-name="P2"><text:s/>let zero = 0 </text:p>
        <text:p text:style-name="P2"><text:s/>let one = 1 </text:p>
        <text:p text:style-name="P2"><text:s/>let add = (+) </text:p>
        <text:p text:style-name="P2"><text:s/>let mul = ( * ) </text:p>
        <text:p text:style-name="P2"><text:s/>end</text:p>
        <text:p text:style-name="P2"/>
        <text:p text:style-name="P2"/>
        <text:p text:style-name="P2">module type MATRIX = </text:p>
        <text:p text:style-name="P2"><text:s/>sig </text:p>
        <text:p text:style-name="P2"><text:s/>type elt </text:p>
        <text:p text:style-name="P2"><text:s/>type t </text:p>
        <text:p text:style-name="P2"><text:s/>val of_list : elt list list -&gt; t </text:p>
        <text:p text:style-name="P2"><text:s/>val add : t -&gt; t -&gt; t </text:p>
        <text:p text:style-name="P2"><text:s/>val mul : t -&gt; t -&gt; t </text:p>
        <text:p text:style-name="P2"><text:s/>(* ... *) </text:p>
        <text:p text:style-name="P2"><text:s/>end</text:p>
        <text:p text:style-name="P5"/>
        <text:p text:style-name="P5"/>
        <text:p text:style-name="P2">(* Make a matrix over any ring *) </text:p>
        <text:p text:style-name="P2">module DenseMatrix (R : RING) : MATRIX with type elt = R.t = </text:p>
        <text:p text:style-name="P2"><text:s/>struct02-27-actual.ml Thu Feb 27 15:53:48 2014 2 </text:p>
        <text:p text:style-name="P2"><text:s/>type elt = R.t </text:p>
        <text:p text:style-name="P2"><text:s/>type t = elt list list </text:p>
        <text:p text:style-name="P2"><text:s/>let of_list = ident </text:p>
        <text:p text:style-name="P2"><text:s/>let to_list = ident </text:p>
        <text:p text:style-name="P2"><text:s/>let scale s = List.map ˜f:(List.map ˜f:(R.mul s)) </text:p>
        <text:p text:style-name="P2"><text:s/>let add = List.map2_exn ˜f:(List.map2_exn ˜f:R.add) </text:p>
        <text:p text:style-name="P2"><text:s/>let mul _ _ = failwith "not implemented" </text:p>
        <text:p text:style-name="P2"><text:s/>end </text:p>
        <text:p text:style-name="P2">module DenseIntMatrix = DenseMatrix(IntRing) </text:p>
        <text:p text:style-name="P2">module DenseFloatMatrix = DenseMatrix(FloatRing) </text:p>
        <text:p text:style-name="P2">module DenseBoolMatrix = DenseMatrix(BoolRing) </text:p>
        <text:p text:style-name="P2"/>
        <text:p text:style-name="P2">module SetTests(Set : SET with type elt = string) = </text:p>
        <text:p text:style-name="P2"><text:s/>struct </text:p>
        <text:p text:style-name="P2"><text:s/>open Set </text:p>
        <text:p text:style-name="P2"><text:s/>let s1 = singleton "one" (* { "one" } *) </text:p>
        <text:p text:style-name="P2"><text:s/>let s2 = singleton "two" </text:p>
        <text:p text:style-name="P2"><text:s/>let s3 = singleton "three" </text:p>
        <text:p text:style-name="P2"><text:s/>let s12 = union s1 s2 (* { "one", "two" } *) </text:p>
        <text:p text:style-name="P2"><text:s/>let s13 = union s1 s3 </text:p>
        <text:p text:style-name="P2"><text:s/>let s123 = union s12 s3 </text:p>
        <text:p text:style-name="P2"><text:s/>let s1’ = inter s12 s13 (* { "one" } *) </text:p>
        <text:p text:style-name="P2"><text:s/>assert( mem s1 "one" ) </text:p>
        <text:p text:style-name="P2"><text:s/>assert( mem s12 "one" ) </text:p>
        <text:p text:style-name="P2"><text:s/>assert( not (mem s2 "one") ) </text:p>
        <text:p text:style-name="P2"><text:s/>assert( mem s1’ "one" ) </text:p>
        <text:p text:style-name="P2"><text:s/>assert( not (mem s1’ "two") ) </text:p>
        <text:p text:style-name="P2"><text:s/>end02-27-actual.ml Thu Feb 27 15:53:48 2014 3 </text:p>
        <text:p text:style-name="P2">module type ELT = </text:p>
        <text:p text:style-name="P2"><text:s/>sig </text:p>
        <text:p text:style-name="P2"><text:s/>type t </text:p>
        <text:p text:style-name="P2"><text:s/>val compare : t -&gt; t -&gt; int </text:p>
        <text:p text:style-name="P2"><text:s/>end </text:p>
        <text:p text:style-name="P2">(* If Elt.t = string list </text:p>
        <text:p text:style-name="P2"><text:s/>then SortedListSet(Elt).elt = string list *)</text:p>
        <text:p text:style-name="P2"/>
        <text:p text:style-name="P2">module SortedListSet (Elt : ELT) : (SET with type elt = <text:soft-page-break/>Elt.t) = </text:p>
        <text:p text:style-name="P2"><text:s/>struct </text:p>
        <text:p text:style-name="P2"><text:s/>type elt = Elt.t </text:p>
        <text:p text:style-name="P2"><text:s/>type t = elt list </text:p>
        <text:p text:style-name="P2"><text:s/>let empty = [] </text:p>
        <text:p text:style-name="P2"><text:s/>let singleton x = [x] </text:p>
        <text:p text:style-name="P2"><text:s/>let rec inter xs ys = </text:p>
        <text:p text:style-name="P2"><text:s/>match xs, ys with </text:p>
        <text:p text:style-name="P2"><text:s/>| x :: xs’, y :: ys’ -&gt; </text:p>
        <text:p text:style-name="P2"><text:s/>(match Elt.compare x y with </text:p>
        <text:p text:style-name="P2"><text:s/>| -1 -&gt; inter xs’ ys </text:p>
        <text:p text:style-name="P2"><text:s/>| 1 -&gt; inter xs ys’ </text:p>
        <text:p text:style-name="P2"><text:s/>| _ -&gt; x :: inter xs’ ys’) </text:p>
        <text:p text:style-name="P2"><text:s/>| _ -&gt; [] </text:p>
        <text:p text:style-name="P2"><text:s/>let rec union xs ys = </text:p>
        <text:p text:style-name="P2"><text:s/>match xs, ys with </text:p>
        <text:p text:style-name="P2"><text:s/>| [], _ -&gt; ys </text:p>
        <text:p text:style-name="P2"><text:s/>| _, [] -&gt; xs </text:p>
        <text:p text:style-name="P2"><text:s/>| x :: xs’, y :: ys’ -&gt; </text:p>
        <text:p text:style-name="P2"><text:s/>(match Elt.compare x y with </text:p>
        <text:p text:style-name="P2"><text:s/>| -1 -&gt; x :: union xs’ ys </text:p>
        <text:p text:style-name="P2"><text:s/>| 1 -&gt; y :: union xs ys’ </text:p>
        <text:p text:style-name="P2"><text:s/>| _ -&gt; x :: union xs’ ys’) </text:p>
        <text:p text:style-name="P2"><text:s/>let is_empty = List.is_empty </text:p>
        <text:p text:style-name="P2"><text:s/>let mem set x = List.mem set x ˜equal:(fun y z -&gt; Elt.compare y z = 0) </text:p>
        <text:p text:style-name="P2"><text:s/>end </text:p>
        <text:p text:style-name="P2">module StringSet = SortedListSet(String) </text:p>
        <text:p text:style-name="P2">module StringSet’ = struct </text:p>
        <text:p text:style-name="P2"><text:s/>type elt = string </text:p>
        <text:p text:style-name="P2"><text:s/>include Set.Make(String) </text:p>
        <text:p text:style-name="P2">end </text:p>
        <text:p text:style-name="P2">module StringSetTested = SetTests(StringSet) </text:p>
        <text:p text:style-name="P2">module StringSetTested’ = SetTests(StringSet’) </text:p>
        <text:p text:style-name="P2"/>
        <text:p text:style-name="P2">(** Resource usage *) </text:p>
        <text:p text:style-name="P2">(* T(x :: xs’) = C + T(xs’) </text:p>
        <text:p text:style-name="P2"><text:s/>T([]) = D </text:p>
        <text:p text:style-name="P2"><text:s/>T(N) = C + T(N - 1) </text:p>
        <text:p text:style-name="P2"><text:s/>T(0) = D </text:p>
        <text:p text:style-name="P2"><text:s/>T(N) = D + CN </text:p>
        <text:p text:style-name="P2"><text:s/>append is O(N) where N is the length of xs </text:p>
        <text:p text:style-name="P2"><text:s/>*) </text:p>
        <text:p text:style-name="P2">let rec append xs ys = </text:p>
        <text:p text:style-name="P2"><text:s/>match xs with02-27-actual.ml Thu Feb 27 15:53:48 2014 4 </text:p>
        <text:p text:style-name="P2"><text:s/>| x :: xs’ -&gt; x :: append xs’ ys </text:p>
        <text:p text:style-name="P2"><text:s/>| _ -&gt; ys </text:p>
        <text:p text:style-name="P2">let rec reverse xs = </text:p>
        <text:p text:style-name="P2"><text:s/>match xs with </text:p>
        <text:p text:style-name="P2"><text:s/>| x :: xs’ -&gt; append (reverse xs’) [x] </text:p>
        <text:p text:style-name="P2"><text:s/>| _ -&gt; []</text:p>
        <text:p text:style-name="P2"/>
        <text:p text:style-name="P2">O(n) is shorthand for O(#n: n). </text:p>
        <text:p text:style-name="P2"># O(m2 </text:p>
        <text:p text:style-name="P2">) is shorthand for O(#m: m2 </text:p>
        <text:p text:style-name="P2">). </text:p>
        <text:p text:style-name="P2">Sources of confusion: </text:p>
        <text:p text:style-name="P2"># multiple variables </text:p>
        <text:p text:style-name="P2"># O() is a higher-order function! </text:p>
        <text:p text:style-name="P2"/>
        <text:p text:style-name="P2">#n: f(n) + k 2 O(f) adding a constant doesn’t matter </text:p>
        <text:p text:style-name="P2">#n: k # f(n) 2 O(f) multiplying by a constant doesn’t matter </text:p>
        <text:p text:style-name="P2">#n: n </text:p>
        <text:p text:style-name="P2">k + n </text:p>
        <text:p text:style-name="P2">j 2 O(#n: n </text:p>
        <text:p text:style-name="P2">k </text:p>
        <text:p text:style-name="P2">) bigger exponent wins </text:p>
        <text:p text:style-name="P2">when k &gt; j</text:p>
        <text:p text:style-name="P2"/>
        <text:p text:style-name="P2">#n: n </text:p>
        <text:p text:style-name="P2">k ≫ #n: n </text:p>
        <text:p text:style-name="P2">j when k &gt; j bigger exponents grow faster </text:p>
        <text:p text:style-name="P2">#n: n ≫ #n: log n logarithms grow slower than linear </text:p>
        <text:p text:style-name="P2">O(logk n) = O(logj n) logarithm bases don’t matter </text:p>
        <text:p text:style-name="P2">#n: 2 </text:p>
        <text:p text:style-name="P2">n ≫ #n: n </text:p>
        <text:p text:style-name="P2">k </text:p>
        <text:p text:style-name="P2">exponentials beat polynomials </text:p>
        <text:p text:style-name="P2">#n: 3 </text:p>
        <text:p text:style-name="P2">n ≫ #n: 2 </text:p>
        <text:p text:style-name="P2">n </text:p>
        <text:p text:style-name="P2">the base of an exponential matters </text:p>
        <text:p text:style-name="P2"/>
        <text:p text:style-name="P2">O(1) constant e.g., array lookup </text:p>
        <text:p text:style-name="P2">O(log n) log e.g., binary search </text:p>
        <text:p text:style-name="P2">O(n) linear e.g., linear search </text:p>
        <text:p text:style-name="P2">O(n log n) “en log en” e.g., eﬃcient sorting (mergesort, heapsort) </text:p>
        <text:p text:style-name="P2">O(n </text:p>
        <text:p text:style-name="P2">2 </text:p>
        <text:p text:style-name="P2">) quadratic e.g., quicksort, insertion sort </text:p>
        <text:p text:style-name="P2">O(n </text:p>
        <text:p text:style-name="P2">k </text:p>
        <text:p text:style-name="P2">) polynomial e.g., Floyd-Warshall (O(V </text:p>
        <text:p text:style-name="P2">3 </text:p>
        <text:p text:style-name="P2">)) </text:p>
        <text:p text:style-name="P2">O(2n </text:p>
        <text:p text:style-name="P2">) exponential e.g., OCaml type checking! </text:p>
        <text:p text:style-name="P2"/>
        <text:p text:style-name="P2">let append e lst= [] → a, c:cs → c :: append e cs</text:p>
        <text:p text:style-name="P2">Time(0,e) = Tmatch + Treturn = c1</text:p>
        <text:p text:style-name="P2">Time(n+1,e) = Tmatch + Tsome + Tappend(n,e) = c1 + Tappend(n,e) = c1 + c2</text:p>
        <text:p text:style-name="P2">Time(4,e) = c2 + c2 + c2 + c2 + c1</text:p>
        <text:p text:style-name="P2">Time(n,e) = n*c2 + c1.</text:p>
        <text:p text:style-name="P2">Tappend = O(n)</text:p>
        <text:p text:style-name="P2"/>
        <text:p text:style-name="P2">Tfold_left(0; Tf) = c1 </text:p>
        <text:p text:style-name="P2">Tfold_left(n + 1; Tf) = Tf(n) + Tfold_left(n; Tf) </text:p>
        <text:p text:style-name="P2">Tfold_left 2 O(nTf(n)) </text:p>
        <text:p text:style-name="P2"/>
        <text:p text:style-name="P2">Tinsertion_sort(n) = Tfold_left(n; Tinsert) </text:p>
        <text:p text:style-name="P2">Tinsertion_sort 2 O(nTinsert(n)) </text:p>
        <text:p text:style-name="P2">Tinsertion_sort 2 O(n </text:p>
        <text:p text:style-name="P2">2 </text:p>
        <text:p text:style-name="P2">) </text:p>
        <text:p text:style-name="P2"/>
        <text:p text:style-name="P2">Tinsertion_sort(n) = Tfold_left(n; Tinsert) </text:p>
        <text:p text:style-name="P2">Tinsertion_sort 2 O(nTinsert(n)) </text:p>
        <text:p text:style-name="P2">Tinsertion_sort 2 O(n </text:p>
        <text:p text:style-name="P2">2 </text:p>
        <text:p text:style-name="P2">) </text:p>
        <text:p text:style-name="P2"/>
        <text:p text:style-name="P2">Tmerge = O(n + m)</text:p>
        <text:p text:style-name="P2">Tsplit = O(n)</text:p>
        <text:p text:style-name="P2"/>
        <text:p text:style-name="P2">Tmergesort(0) = c1 Tmergesort(1) = c2 </text:p>
        <text:p text:style-name="P2">Tmergesort(n) = c3 + Tsplit(n) + 2Tmergesort(n/2) + Tmerge(n/2; n/2) </text:p>
        <text:p text:style-name="P2">Tmergesort(n) = c3 + c4n + 2Tmergesort(n/2) </text:p>
        <text:p text:style-name="P2">Tmergesort(n) = c3 + c4n + 2(c3 + c4n/2 + 2Tmergesort(n/4)) </text:p>
        <text:p text:style-name="P2">Tmergesort 2 O(n log n) <text:s text:c="2"/>&lt; <text:s text:c="2"/>Tinsertion_sort 2 O(n </text:p>
        <text:p text:style-name="P2">2 </text:p>
        <text:p text:style-name="P2">) </text:p>
        <text:p text:style-name="P2"/>
        <text:p text:style-name="P2"/>
        <text:p text:style-name="P2">There are three conceptual areas of space used to implement a </text:p>
        <text:p text:style-name="P2">program (typically)." </text:p>
        <text:p text:style-name="P2">! Registers:" ! a small set of high-speed variables" </text:p>
        <text:p text:style-name="P2">! On a 32-bit x86 machine:   8 32-bit integer and 8 80-bit floating-point registers " </text:p>
        <text:p text:style-name="P2">! used to store values of local variables" </text:p>
        <text:p text:style-name="P2">! The control stack:" ! used to record values of local variables we can’t fit into registers" </text:p>
        <text:p text:style-name="P2">! used to save information about what we were doing before a function </text:p>
        <text:p text:style-name="P2">call." </text:p>
        <text:p text:style-name="P2">! i.e., where to return to, what the values of the variables were, etc." </text:p>
        <text:p text:style-name="P2">! The heap:" ! used to store records, lists, arrays, tuples, etc." </text:p>
        <text:p text:style-name="P2">! local variables will contain references to these “large” allocated values.</text:p>
        <text:p text:style-name="P2"/>
        <text:p text:style-name="P2">Big-O notation" </text:p>
        <text:p text:style-name="P2">! A way to express the time or space requirements of an </text:p>
        <text:p text:style-name="P2">algorithm as a function of <text:soft-page-break/>its input sizes." </text:p>
        <text:p text:style-name="P2">! Gives us a way to compare without knowing the constants." </text:p>
        <text:p text:style-name="P2">! Meaningful in the limit, but also very practical." </text:p>
        <text:p text:style-name="P2">! Analyzing code for time" </text:p>
        <text:p text:style-name="P2">! Write down time using abstract constants and as a </text:p>
        <text:p text:style-name="P2">recursive function of the size of the inputs." </text:p>
        <text:p text:style-name="P2">! Eliminate the recursion by solving the recurrence." </text:p>
        <text:p text:style-name="P2">! Analyzing code for space" </text:p>
        <text:p text:style-name="P2">! Must be cognizant of sharing." </text:p>
        <text:p text:style-name="P2">! Must be cognizant of tail-calls (&amp; whether your environment </text:p>
        <text:p text:style-name="P2">supports them).</text:p>
        <text:p text:style-name="P2"/>
        <text:p text:style-name="P2">let cell = ref true </text:p>
        <text:p text:style-name="P2">let mystery _ = </text:p>
        <text:p text:style-name="P2"><text:s/>cell := not (!cell); </text:p>
        <text:p text:style-name="P2"><text:s/>if !cell then 0 else This.Is.What.Is.Returned</text:p>
        <text:p text:style-name="P2"/>
        <text:p text:style-name="P2">let c = ref 0 </text:p>
        <text:p text:style-name="P2">let next s = </text:p>
        <text:p text:style-name="P2"><text:s/>let v = !c in </text:p>
        <text:p text:style-name="P2"><text:s/>c := v + 1; </text:p>
        <text:p text:style-name="P2"><text:s/>v </text:p>
        <text:p text:style-name="P2">let _ = next ()</text:p>
        <text:p text:style-name="P2"/>
        <text:p text:style-name="P2">. </text:p>
        <text:p text:style-name="P2">. </text:p>
        <text:p text:style-name="P2">6 . 5 </text:p>
        <text:p text:style-name="P2">. . </text:p>
        <text:p text:style-name="P2">. </text:p>
        <text:p text:style-name="P2">. . 4 . </text:p>
        <text:p text:style-name="P2">. </text:p>
        <text:p text:style-name="P2">3 . . </text:p>
        <text:p text:style-name="P2">. . 2 . 1 </text:p>
        <text:p text:style-name="P2">. . </text:p>
        <text:p text:style-name="P2">. </text:p>
        <text:p text:style-name="P2">. </text:p>
        <text:p text:style-name="P2">let mappend (xs : ’a mlist) (ys : ’a mlist) : ’a mlist = </text:p>
        <text:p text:style-name="P2">let rec loop r = </text:p>
        <text:p text:style-name="P2">match !r with </text:p>
        <text:p text:style-name="P2">| Nil -&gt; r := ys </text:p>
        <text:p text:style-name="P2">| Cons(_, next) -&gt; loop next in </text:p>
        <text:p text:style-name="P2">match xs with </text:p>
        <text:p text:style-name="P2">| Nil -&gt; ys </text:p>
        <text:p text:style-name="P2">| Cons(_, r) -&gt; loop r; xs</text:p>
        <text:p text:style-name="P2"/>
        <text:p text:style-name="P2">module ImpQueue : IMP_QUEUE = </text:p>
        <text:p text:style-name="P2">struct </text:p>
        <text:p text:style-name="P2">type ’a t = { front : ’a mlist ref; rear : ’a mlist ref } </text:p>
        <text:p text:style-name="P2">let empty () = { front = ref Nil; rear = ref Nil } </text:p>
        <text:p text:style-name="P2">let enq x q = </text:p>
        <text:p text:style-name="P2">match !(q.rear) with </text:p>
        <text:p text:style-name="P2">| Cons(_, r) -&gt; </text:p>
        <text:p text:style-name="P2">r := Cons(x, ref Nil); </text:p>
        <text:p text:style-name="P2">q.rear := !r </text:p>
        <text:p text:style-name="P2">| Nil -&gt; </text:p>
        <text:p text:style-name="P2">q.front := Cons(x, ref Nil); </text:p>
        <text:p text:style-name="P2">q.rear := !(q.front) </text:p>
        <text:p text:style-name="P2">let deq q = </text:p>
        <text:p text:style-name="P2">match !(q.front) with </text:p>
        <text:p text:style-name="P2">| Cons(x, r) -&gt; </text:p>
        <text:p text:style-name="P2">q.front := !r; </text:p>
        <text:p text:style-name="P2">if !r = Nil then q.rear := Nil; </text:p>
        <text:p text:style-name="P2">Some x </text:p>
        <text:p text:style-name="P2">| Nil -&gt; None </text:p>
        <text:p text:style-name="P2">end </text:p>
        <text:p text:style-name="P2"/>
        <text:p text:style-name="P2">Mutable data structures can lead to asymptotic eﬃciency </text:p>
        <text:p text:style-name="P2">improvements </text:p>
        <text:p text:style-name="P2"># But hard to get right </text:p>
        <text:p text:style-name="P2">▶ Have to think about aliasing </text:p>
        <text:p text:style-name="P2">▶ Eﬀects are non-local </text:p>
        <text:p text:style-name="P2">▶ Invariants increase in importance </text:p>
        <text:p text:style-name="P2">▶ Now we can have cycles </text:p>
        <text:p text:style-name="P2"># Use when you must; avoid when you can </text:p>
        <text:p text:style-name="P2"/>
        <text:p text:style-name="P2"># Yes (if single-threaded) </text:p>
        <text:p text:style-name="P2"># Just pass old values of references and return new: </text:p>
        <text:p text:style-name="P2">▶ FunQueue.enq : ’a -&gt; ’a queue -&gt; ’a queue </text:p>
        <text:p text:style-name="P2">▶ ImpQueue.enq : ’a -&gt; ’a queue -&gt; unit </text:p>
        <text:p text:style-name="P2"># In general we can pass a dictionary around (but eﬃciency) </text:p>
        <text:p text:style-name="P2"/>
        <text:p text:style-name="P2">In addition to refs, OCaml provides mutable record ﬁelds and </text:p>
        <text:p text:style-name="P2">arrays. </text:p>
        <text:p text:style-name="P2"># type ’a ref = { mutable contents : ’a } </text:p>
        <text:p text:style-name="P2">▶ !r is sugar for r.contents </text:p>
        <text:p text:style-name="P2">▶ r := v is sugar for r.contents &lt;- v </text:p>
        <text:p text:style-name="P2"># type ’a array </text:p>
        <text:p text:style-name="P2">▶ Array.create : len:int -&gt; ’a -&gt; ’a array </text:p>
        <text:p text:style-name="P2">▶ a.(i) </text:p>
        <text:p text:style-name="P2">▶ a.(i) &lt;- 9 </text:p>
        <text:p text:style-name="P2"/>
        <text:p text:style-name="P2"/>
        <text:p text:style-name="P2">(* </text:p>
        <text:p text:style-name="P2">let rec map (Cons(x, r) : ’a stream) ˜(f : ’a -&gt; ’b) : ’b stream = </text:p>
        <text:p text:style-name="P2"><text:s/>Cons(f x, fun () -&gt; map r ˜f) </text:p>
        <text:p text:style-name="P2"><text:s/>*) </text:p>
        <text:p text:style-name="P2">type ’a stream = unit -&gt; ’a str </text:p>
        <text:p text:style-name="P2"><text:s/>and ’a str = Cons of ’a * ’a stream </text:p>
        <text:p text:style-name="P2">type ’a stream = unit -&gt; ’a str </text:p>
        <text:p text:style-name="P2"><text:s/>and ’a str = { hd : ’a; tl : ’a stream } </text:p>
        <text:p text:style-name="P2">let rec ones : int stream = </text:p>
        <text:p text:style-name="P2"><text:s/>fun () -&gt; { hd = 1; tl = ones } </text:p>
        <text:p text:style-name="P2">let head (s : ’a stream) : ’a = (s ()).hd </text:p>
        <text:p text:style-name="P2">let tail (s : ’a stream) : ’a stream = (s ()).tl </text:p>
        <text:p text:style-name="P2">let rec count_from (n : int) : int stream = </text:p>
        <text:p text:style-name="P2"><text:s/>fun () -&gt; { hd = n; tl = count_from (n + 1) } </text:p>
        <text:p text:style-name="P2">let nats = count_from 0 </text:p>
        <text:p text:style-name="P2">let rec take (s : ’a stream) (n : int) : ’a list = </text:p>
        <text:p text:style-name="P2"><text:s/>if n &lt;= 0 then [] </text:p>
        <text:p text:style-name="P2"><text:s/>else head s :: take (tail s) (n - 1) </text:p>
        <text:p text:style-name="P2">let rec map (s : ’a stream) ˜(f : ’a -&gt; ’b) : ’b stream =#3-25-actual.ml Tue Mar 25 17:25:25 2014 2 </text:p>
        <text:p text:style-name="P2"><text:s/>fun () -&gt; { hd = f (head s); </text:p>
        <text:p text:style-name="P2"><text:s/>tl = map ˜f (tail s) } </text:p>
        <text:p text:style-name="P2">let twos = map ˜f:((+) 1) ones </text:p>
        <text:p text:style-name="P2">let rec nats = </text:p>
        <text:p text:style-name="P2"><text:s/>fun () -&gt; { hd = 0; </text:p>
        <text:p text:style-name="P2"><text:s/>tl = map ˜f:((+) 1) nats } </text:p>
        <text:p text:style-name="P2">let rec map2 (s1 : ’a stream) (s2 : ’b stream) </text:p>
        <text:p text:style-name="P2"><text:s/>˜(f : ’a -&gt; ’b -&gt; ’c) : ’c stream = </text:p>
        <text:p text:style-name="P2"><text:s/>fun () -&gt; { hd = f (head s1) (head s2); </text:p>
        <text:p text:style-name="P2"><text:s/>tl = map2 (tail s1) (tail s2) ˜f } </text:p>
        <text:p text:style-name="P2">let threes = map2 ˜f:(+) ones twos </text:p>
        <text:p text:style-name="P2">let rec fibs : int stream = </text:p>
        <text:p text:style-name="P2"><text:s/>fun () -&gt; { hd = 0; </text:p>
        <text:p text:style-name="P2"><text:s/>tl = fun () -&gt; { hd = 1; </text:p>
        <text:p text:style-name="P2"><text:s/>tl = map2 ˜f:(+) fibs (tail fibs) } } </text:p>
        <text:p text:style-name="P2">(* AFTER EMACS *) </text:p>
        <text:p text:style-name="P2">type ’a stream = ’a str lazy_t </text:p>
        <text:p text:style-name="P2"><text:s/>and ’a str = { hd : ’a; tl : ’a stream } </text:p>
        <text:p text:style-name="P2">let head (s : ’a stream) : ’a = (Lazy.force s).hd </text:p>
        <text:p text:style-name="P2">let tail (s : ’a stream) : ’a stream = (Lazy.force s).tl </text:p>
        <text:p text:style-name="P2">let rec map (s : ’a stream) ˜(f : ’a -&gt; ’b) : ’b stream = </text:p>
        <text:p text:style-name="P2"><text:s/>lazy { hd = f (head s); </text:p>
        <text:p text:style-name="P2"><text:s/>tl = map (tail s) ˜f } </text:p>
        <text:p text:style-name="P2">let rec map2 (s1 : ’a stream) (s2 : ’b stream) ˜(f : ’a -&gt; ’b -&gt; ’c) : ’c stream = </text:p>
        <text:p text:style-name="P2"><text:s/>lazy { hd = f (head s1) (head s2); </text:p>
        <text:p text:style-name="P2"><text:s/>tl = map2 (tail s1) (tail s2) ˜f } </text:p>
        <text:p text:style-name="P2">let rec take (s : ’a stream) (n : int) : ’a list = </text:p>
        <text:p text:style-name="P2"><text:s/>if n &lt;= 0 then [] </text:p>
        <text:p text:style-name="P2"><text:s/>else head s :: take (tail s) (n - 1) </text:p>
        <text:p text:style-name="P2">let rec fibs = </text:p>
        <text:p text:style-name="P2"><text:s/>lazy { hd = 0; </text:p>
        <text:p text:style-name="P2"><text:s/>tl = lazy { hd = 1; </text:p>
        <text:p text:style-name="P2"><text:s/>tl = map2 ˜f:(+) fibs (tail fibs) } } </text:p>
        <text:p text:style-name="P2"/>
        <text:p text:style-name="P2">type ’a promise = Unevaluated of (unit -&gt; ’a) | Evaluated of ’a </text:p>
        <text:p text:style-name="P2">type ’a my_lazy_t = ’a promise ref </text:p>
        <text:p text:style-name="P2"><text:soft-page-break/>let force (pr : ’a my_lazy_t) : ’a = </text:p>
        <text:p text:style-name="P2">match !pr with </text:p>
        <text:p text:style-name="P2">| Evaluated v -&gt; v </text:p>
        <text:p text:style-name="P2">| Unevaluated f -&gt; let v = f () in </text:p>
        <text:p text:style-name="P2">pr := Evaluated v; </text:p>
        <text:p text:style-name="P2">v </text:p>
        <text:p text:style-name="P2">type ’a stream = ’a str my_lazy_t </text:p>
        <text:p text:style-name="P2">and ’a str = { hd : ’a; tl : ’a stream } </text:p>
        <text:p text:style-name="P2">let head (s : ’a stream) : ’a = (force s).hd </text:p>
        <text:p text:style-name="P2">let tail (s : ’a stream) : ’a stream = (force s).tl </text:p>
        <text:p text:style-name="P2">let rec map (s : ’a stream) ~(f : ’a -&gt; ’b) : ’b stream = </text:p>
        <text:p text:style-name="P2">ref (Unevaluted (fun () -&gt; { hd = f (head s); tl = map (tail s) ~f }))</text:p>
        <text:p text:style-name="P2"/>
        <text:p text:style-name="P2"># Objects </text:p>
        <text:p text:style-name="P2">▶ Represented as OCaml record </text:p>
        <text:p text:style-name="P2">▶ Collection of named values—instance variables </text:p>
        <text:p text:style-name="P2">▶ Collection of operations—methods </text:p>
        <text:p text:style-name="P2"># Interfaces </text:p>
        <text:p text:style-name="P2">▶ An OCaml record type </text:p>
        <text:p text:style-name="P2">▶ Instance variables are hidden </text:p>
        <text:p text:style-name="P2">▶ All interaction is via methods </text:p>
        <text:p text:style-name="P2"># Extensible types </text:p>
        <text:p text:style-name="P2">▶ Easy to add new kinds of display elements </text:p>
        <text:p text:style-name="P2">▶ Each object deﬁnes its own behavior </text:p>
        <text:p text:style-name="P2">▶ But not so easy to add new methods…</text:p>
        <text:p text:style-name="P2"/>
        <text:p text:style-name="P2"># Datatypes are closed </text:p>
        <text:p text:style-name="P2">▶ Hard to add new alternatives (production) </text:p>
        <text:p text:style-name="P2">▶ Easy to add new operations (consumption) </text:p>
        <text:p text:style-name="P2"># Objects are open </text:p>
        <text:p text:style-name="P2">▶ Easy to add new alternatives (production) </text:p>
        <text:p text:style-name="P2">▶ Hard to add new operations (consumption)</text:p>
        <text:p text:style-name="P2"/>
        <text:p text:style-name="P2"># Classes </text:p>
        <text:p text:style-name="P2">▶ Specify how to build objects </text:p>
        <text:p text:style-name="P2">▶ Like our functions rect, circ, etc. </text:p>
        <text:p text:style-name="P2"># Inheritance (implementation reuse) </text:p>
        <text:p text:style-name="P2">▶ Base new classes on existing ones </text:p>
        <text:p text:style-name="P2">▶ Can change or extend behavior </text:p>
        <text:p text:style-name="P2"># Subtyping (is not inheritance!) </text:p>
        <text:p text:style-name="P2">▶ Use an object where a smaller interface is expected </text:p>
        <text:p text:style-name="P2">▶ C++, Java, and C# confuse subtyping with inheritance</text:p>
        <text:p text:style-name="P2"/>
        <text:p text:style-name="P2">class type display_elt = </text:p>
        <text:p text:style-name="P2">object </text:p>
        <text:p text:style-name="P2">method draw : unit </text:p>
        <text:p text:style-name="P2">method get_color : color </text:p>
        <text:p text:style-name="P2">method set_color : color -&gt; unit </text:p>
        <text:p text:style-name="P2">method translate : dx:int -&gt; dy:int -&gt; unit </text:p>
        <text:p text:style-name="P2">end </text:p>
        <text:p text:style-name="P2">class . rect . (ll : point) (width : int) (height : int) : display_elt = </text:p>
        <text:p text:style-name="P2">object </text:p>
        <text:p text:style-name="P2">. val mutable ll = ll </text:p>
        <text:p text:style-name="P2">. val mutable color = black </text:p>
        <text:p text:style-name="P2">. method get_color = color </text:p>
        <text:p text:style-name="P2">. method set_color c = color &lt;- c </text:p>
        <text:p text:style-name="P2">.. </text:p>
        <text:p text:style-name="P2">method draw = set_color color; </text:p>
        <text:p text:style-name="P2">.. </text:p>
        <text:p text:style-name="P2">fill_rect ll.x ll.y width height </text:p>
        <text:p text:style-name="P2">method translate ~dx ~dy = ll &lt;- translate_point ll ~dx ~dy </text:p>
        <text:p text:style-name="P2">end </text:p>
        <text:p text:style-name="P2"/>
        <text:p text:style-name="P2">(* Polymorphism *)03-27-actual.ml Fri Mar 28 04:03:07 2014 6 </text:p>
        <text:p text:style-name="P2">class type [’a] container = </text:p>
        <text:p text:style-name="P2">object </text:p>
        <text:p text:style-name="P2"><text:s/>method insert : ’a -&gt; unit </text:p>
        <text:p text:style-name="P2"><text:s/>method take : ’a option </text:p>
        <text:p text:style-name="P2"><text:s/>method size : int </text:p>
        <text:p text:style-name="P2">end </text:p>
        <text:p text:style-name="P2">class [’a] stack : [’a] container = </text:p>
        <text:p text:style-name="P2">object </text:p>
        <text:p text:style-name="P2"><text:s/>val mutable contents = [] </text:p>
        <text:p text:style-name="P2"><text:s/>method insert x = contents &lt;- x :: contents </text:p>
        <text:p text:style-name="P2"><text:s/>method take = match contents with </text:p>
        <text:p text:style-name="P2"><text:s/>| [] -&gt; None </text:p>
        <text:p text:style-name="P2"><text:s/>| x :: xs -&gt; contents &lt;- xs; Some x </text:p>
        <text:p text:style-name="P2"><text:s/>method size = List.length contents </text:p>
        <text:p text:style-name="P2">end </text:p>
        <text:p text:style-name="P2">class [’a] fast_size_stack : [’a] container = </text:p>
        <text:p text:style-name="P2">object </text:p>
        <text:p text:style-name="P2"><text:s/>inherit [’a] stack as super </text:p>
        <text:p text:style-name="P2"><text:s/>val mutable length = 0 </text:p>
        <text:p text:style-name="P2"><text:s/>method size = length </text:p>
        <text:p text:style-name="P2"><text:s/>method insert x = length &lt;- length + 1; super#insert x </text:p>
        <text:p text:style-name="P2"><text:s/>method take = length &lt;- max (length - 1) 0; super#take </text:p>
        <text:p text:style-name="P2">end</text:p>
        <text:p text:style-name="P2"/>
        <text:p text:style-name="P2">functional might mean “higher-order” or “purely functional” or both </text:p>
        <text:p text:style-name="P2">purely functional no side eﬀects </text:p>
        <text:p text:style-name="P2">imperative lots of side eﬀects </text:p>
        <text:p text:style-name="P2">higher-order computations are values </text:p>
        <text:p text:style-name="P2">object oriented objects encapsulate state and behavior (sounds higher-order!) </text:p>
        <text:p text:style-name="P2">procedural computation is deﬁned separately from data, maybe </text:p>
        <text:p text:style-name="P2">declarative nobody knows</text:p>
        <text:p text:style-name="P2"/>
        <text:p text:style-name="P2">(* Open the graphics window, run the specified drawing thunk, and then </text:p>
        <text:p text:style-name="P2"><text:s/>close the window and return when the user pressed the ’q’ key. *) </text:p>
        <text:p text:style-name="P2">let with_graph ˜(draw : unit -&gt; ’a) : unit = </text:p>
        <text:p text:style-name="P2"><text:s/>Graphics.(( </text:p>
        <text:p text:style-name="P2"><text:s/>close_graph (); </text:p>
        <text:p text:style-name="P2"><text:s/>open_graph ""; </text:p>
        <text:p text:style-name="P2"><text:s/>ignore (draw ()); </text:p>
        <text:p text:style-name="P2"><text:s/>let rec loop () = </text:p>
        <text:p text:style-name="P2"><text:s/>if (wait_next_event [Key_pressed]).key = ’q’ </text:p>
        <text:p text:style-name="P2"><text:s/>then () </text:p>
        <text:p text:style-name="P2"><text:s/>else loop () in </text:p>
        <text:p text:style-name="P2"><text:s/>loop (); </text:p>
        <text:p text:style-name="P2"><text:s/>close_graph () </text:p>
        <text:p text:style-name="P2"><text:s/>)) </text:p>
        <text:p text:style-name="P2"/>
        <text:p text:style-name="P2"/>
        <text:p text:style-name="P2">(* Class type for display elements. This is the interface that display </text:p>
        <text:p text:style-name="P2"><text:s/>elements present not only to clients, but to subclasses (in particular, </text:p>
        <text:p text:style-name="P2"><text:s/>the inheritance interface includes the mutable variable point) *) </text:p>
        <text:p text:style-name="P2">class type display_elt = </text:p>
        <text:p text:style-name="P2">object </text:p>
        <text:p text:style-name="P2"><text:s/>val mutable pos : point </text:p>
        <text:p text:style-name="P2"><text:s/>method draw : unit </text:p>
        <text:p text:style-name="P2"><text:s/>method get_color : Graphics.color </text:p>
        <text:p text:style-name="P2"><text:s/>method set_color : Graphics.color -&gt; unit </text:p>
        <text:p text:style-name="P2"><text:s/>method translate : dx:int -&gt; dy:int -&gt; unit </text:p>
        <text:p text:style-name="P2">end</text:p>
        <text:p text:style-name="P2"/>
        <text:p text:style-name="P2">class circ (center : point) (radius : int) : display_elt = </text:p>
        <text:p text:style-name="P2">object </text:p>
        <text:p text:style-name="P2"><text:s/>inherit shape center </text:p>
        <text:p text:style-name="P2"><text:s/>method draw = Graphics.set_color color; </text:p>
        <text:p text:style-name="P2"><text:s/>Graphics.fill_circle pos.x pos.y radius </text:p>
        <text:p text:style-name="P2">end</text:p>
        <text:p text:style-name="P2"/>
        <text:p text:style-name="P2">let _ = </text:p>
        <text:p text:style-name="P2"><text:s/>let scene1 = [ new square p2 50; new circ p2 50 ] in </text:p>
        <text:p text:style-name="P2"><text:s/>with_graph ˜draw:fun () -&gt; </text:p>
        <text:p text:style-name="P2"><text:s/>List.iter scene1 ˜f:fun elt -&gt; </text:p>
        <text:p text:style-name="P2"><text:s/>elt#set_color Graphics.red; </text:p>
        <text:p text:style-name="P2"><text:soft-page-break/><text:s/>elt#draw; </text:p>
        <text:p text:style-name="P2"><text:s/>elt#translate ˜dx:150 ˜dy:100; </text:p>
        <text:p text:style-name="P2"><text:s/>elt#set_color Graphics.green; </text:p>
        <text:p text:style-name="P2"><text:s/>elt#draw; </text:p>
        <text:p text:style-name="P2"><text:s/>elt#translate ˜dx:150 ˜dy:100; </text:p>
        <text:p text:style-name="P2"><text:s/>elt#set_color Graphics.blue; </text:p>
        <text:p text:style-name="P2"><text:s/>elt#draw </text:p>
        <text:p text:style-name="P2">(** Object subtyping *) </text:p>
        <text:p text:style-name="P2">let square1 = new square p1 100 </text:p>
        <text:p text:style-name="P2">let circ1 = new circ p2 50 </text:p>
        <text:p text:style-name="P2">#typeof "square1" </text:p>
        <text:p text:style-name="P2">#typeof "+" </text:p>
        <text:p text:style-name="P2">#typeof "circ1" </text:p>
        <text:p text:style-name="P2">#typeof "rect" </text:p>
        <text:p text:style-name="P2">#typeof "circ" </text:p>
        <text:p text:style-name="P2"/>
        <text:p text:style-name="P2">Subtyping allows you to use an object where a narrower interace is expected. </text:p>
        <text:p text:style-name="P2">For example, if we deﬁne </text:p>
        <text:p text:style-name="P2">type drawable = &lt; draw : unit &gt; </text:p>
        <text:p text:style-name="P2">then </text:p>
        <text:p text:style-name="P2">circ ≤ drawable </text:p>
        <text:p text:style-name="P2">This implies that we can use a circ as a drawable. This is based on the structure: </text:p>
        <text:p text:style-name="P2">&lt; draw : unit; </text:p>
        <text:p text:style-name="P2">get_color : Graphics.color; </text:p>
        <text:p text:style-name="P2">set_color : Graphics.color -&gt; unit; </text:p>
        <text:p text:style-name="P2">translate : dx:int -&gt; dy:int -&gt; unit &gt; ≤ &lt; draw : unit &gt;</text:p>
        <text:p text:style-name="P2"/>
        <text:p text:style-name="P2">(* </text:p>
        <text:p text:style-name="P2">class type drawable = </text:p>
        <text:p text:style-name="P2">object </text:p>
        <text:p text:style-name="P2"><text:s/>method draw : unit </text:p>
        <text:p text:style-name="P2">end </text:p>
        <text:p text:style-name="P2">*) </text:p>
        <text:p text:style-name="P2">type drawable = &lt; draw : unit &gt; </text:p>
        <text:p text:style-name="P2">let draw_list (drawables : drawable list) : unit = </text:p>
        <text:p text:style-name="P2"><text:s/>List.iter drawables ˜f:fun d -&gt; d#draw </text:p>
        <text:p text:style-name="P2">let _ = with_graph ˜draw:fun () -&gt; </text:p>
        <text:p text:style-name="P2"><text:s/>draw_list [ (square1 :&gt; drawable); (circ1 :&gt; drawable)] </text:p>
        <text:p text:style-name="P2">let draw_list drawables = </text:p>
        <text:p text:style-name="P2"><text:s/>List.iter drawables ˜f:fun d -&gt; d#draw</text:p>
        <text:p text:style-name="P2">let _ = with_graph ˜draw:fun () -&gt; </text:p>
        <text:p text:style-name="P2"><text:s/>draw_list [ square1; circ1 ] </text:p>
        <text:p text:style-name="P2">class border_rect (ll : point) (width : int) (height : int) = </text:p>
        <text:p text:style-name="P2">object </text:p>
        <text:p text:style-name="P2"><text:s/>inherit rect ll width height as mom </text:p>
        <text:p text:style-name="P2"><text:s/>method! draw = </text:p>
        <text:p text:style-name="P2"><text:s/>mom#draw; </text:p>
        <text:p text:style-name="P2"><text:s/>Graphics.set_color Graphics.black; </text:p>
        <text:p text:style-name="P2"><text:s/>Graphics.draw_rect pos.x pos.y width height </text:p>
        <text:p text:style-name="P2">end</text:p>
        <text:p text:style-name="P2">let _ = with_graph ˜draw:fun () -&gt; </text:p>
        <text:p text:style-name="P2"><text:s/>let r = new border_rect p2 200 100 in </text:p>
        <text:p text:style-name="P2"><text:s/>r#set_color Graphics.red; </text:p>
        <text:p text:style-name="P2"><text:s/>r#draw </text:p>
        <text:p text:style-name="P2"/>
        <text:p text:style-name="P2">class cs51 = </text:p>
        <text:p text:style-name="P2">object (self) </text:p>
        <text:p text:style-name="P2"><text:s/>method greet = printf "Hello, %s\n" self#who </text:p>
        <text:p text:style-name="P2"><text:s/>method who = "CS 51" </text:p>
        <text:p text:style-name="P2">end </text:p>
        <text:p text:style-name="P2">class csci_e51 = </text:p>
        <text:p text:style-name="P2">object </text:p>
        <text:p text:style-name="P2"><text:s/>inherit cs51 </text:p>
        <text:p text:style-name="P2"><text:s/>method! who = "CSCI E-51" </text:p>
        <text:p text:style-name="P2">end</text:p>
        <text:p text:style-name="P2"/>
        <text:p text:style-name="P2"/>
        <text:p text:style-name="P2">Virtual classes (mixins) </text:p>
        <text:p text:style-name="P2">Deﬁne functionality to add to future classes that depends on future functionality: </text:p>
        <text:p text:style-name="P2">class . virtual greeter = </text:p>
        <text:p text:style-name="P2">object . (self) </text:p>
        <text:p text:style-name="P2">method . virtual who : string </text:p>
        <text:p text:style-name="P2">method greet = printf “Hello, %s\n” . self#who </text:p>
        <text:p text:style-name="P2">end </text:p>
        <text:p text:style-name="P2">class cs51 = </text:p>
        <text:p text:style-name="P2">object </text:p>
        <text:p text:style-name="P2">.. </text:p>
        <text:p text:style-name="P2">inherit greeter </text:p>
        <text:p text:style-name="P2">method who = “CS 51” </text:p>
        <text:p text:style-name="P2">end </text:p>
        <text:p text:style-name="P2">class csci_e51 = </text:p>
        <text:p text:style-name="P2">object </text:p>
        <text:p text:style-name="P2">.. </text:p>
        <text:p text:style-name="P2">inherit greeter </text:p>
        <text:p text:style-name="P2">method who = “CSCI E-51” </text:p>
        <text:p text:style-name="P2">end</text:p>
        <text:p text:style-name="P2"/>
        <text:p text:style-name="P2"/>
        <text:p text:style-name="P2"/>
        <text:p text:style-name="P2"/>
        <text:p text:style-name="P2"/>
        <text:p text:style-name="P2">depth of quad tree is log4 n. but in O(n) notation, asymptotically equivalent to logx n b/c maths</text:p>
        <text:p text:style-name="P2"/>
        <text:p text:style-name="P2">2013 #5a: Lazy.force b/c need to typecheck. Map expects function and a plane. p.north = lazy plane.</text:p>
        <text:p text:style-name="P2">5b doesn't use Lazy.force b/c type syst: plane defined as north to be lazy, and map to return a plane, so must add a lazy in front.</text:p>
        <text:p text:style-name="P2">Point of search function is to visit every point in grid to match w/ all. Easiest way is too circle around the origin step by step. Spiral. From that spiral, eventually touch every amount.</text:p>
        <text:p text:style-name="P2">Use a queue b/c FIFO?</text:p>
        <text:p text:style-name="P2">Keep going north forever if used a stack, so never would've reached all the points. (wtf)</text:p>
        <text:p text:style-name="P2">add to queue nsew. Lazy values. Unlazify, then add unlazified coordinates to queue</text:p>
        <text:p text:style-name="P2"/>
        <text:p text:style-name="P2">T(0) = C</text:p>
        <text:p text:style-name="P2">T(1) = Tmember</text:p>
        <text:p text:style-name="P2">T(n) – C+T(n-1) + … + T(0). So nTmember + C</text:p>
        <text:p text:style-name="P2"/>
        <text:p text:style-name="P2">tail recursion calls: don't need to repeatedly create new stuff, can reuse the same frame. Saves memory?</text:p>
        <text:p text:style-name="P2">Is the last thing that we do in the call. Goes to infinity potentially. Won't stack overflow </text:p>
        <text:p text:style-name="P2"/>
        <text:p text:style-name="P2">Let rec foldl f u xs =</text:p>
        <text:p text:style-name="P2">match xs with</text:p>
        <text:p text:style-name="P2">| [] → u</text:p>
        <text:p text:style-name="P2">| x::rest → foldl f (f x u) rest</text:p>
        <text:p text:style-name="P2"/>
        <text:p text:style-name="P2">NOT tail recursive</text:p>
        <text:p text:style-name="P2">let rec foldr f u xs =</text:p>
        <text:p text:style-name="P2">match xs with</text:p>
        <text:p text:style-name="P2">| [] → u</text:p>
        <text:p text:style-name="P2">| x::rest → f x (foldr f u rest)</text:p>
        <text:p text:style-name="P2"/>
        <text:p text:style-name="P2"/>
        <text:p text:style-name="P2">In Ocaml b/c fuck ocaml, subtypign and subclasses different</text:p>
        <text:p text:style-name="P2">square inherit from rect.</text:p>
        <text:p text:style-name="P2">Square and rect are both of class type shape</text:p>
        <text:p text:style-name="P2">can pass square where rect can be passed</text:p>
        <text:p text:style-name="P2">If quad is also of class type shape</text:p>
        <text:p text:style-name="P2"/>
        <text:p text:style-name="P2">Upcast operator :&gt; is necessary</text:p>
        <text:p text:style-name="P2">if expects a shape, needs to upcast a quad class to a shape.</text:p>
        <text:p text:style-name="P2">(sq :&gt; shape)</text:p>
        <text:p text:style-name="P2">class (class type)<text:tab/>class type</text:p>
        <text:p text:style-name="P2">rect<text:tab/>(quad)<text:tab/><text:tab/>shape</text:p>
        <text:p text:style-name="P2">square<text:tab/>(quad)<text:tab/><text:tab/>quad is subtype of shape</text:p>
        <text:p text:style-name="P2">triangle (shape)</text:p>
        <text:p text:style-name="P2"/>
        <text:p text:style-name="P2">let draw (sh : shape)</text:p>
        <text:p text:style-name="P2"><text:tab/>sh#draw</text:p>
        <text:p text:style-name="P2">;;</text:p>
        <text:p text:style-name="P2">draw sq = fail</text:p>
        <text:p text:style-name="P2">draw (sq :&gt; shape) = works</text:p>
        <text:p text:style-name="P2"/>
        <text:p text:style-name="P2">Depth First S =&gt; stack (also recursion is a stack lol?). Goes thru, again until Leaf, <text:soft-page-break/>backtrack, then goes thru again, backtrack. Easier.</text:p>
        <text:p text:style-name="P2">Breadth FS =&gt; queue</text:p>
        <text:p text:style-name="P2"/>
        <text:p text:style-name="P2">type 'a tree = Leaf | Branch of 'a tree * a * 'a tree</text:p>
        <text:p text:style-name="P2">let rec dfs (tree : int tree) =</text:p>
        <text:p text:style-name="P2"><text:s text:c="2"/>match tree with</text:p>
        <text:p text:style-name="P2"><text:s text:c="2"/>| Leaf → ()</text:p>
        <text:p text:style-name="P2"><text:s text:c="2"/>| Branch (l,v,r) → print_int v; dfs l; dfs r.</text:p>
        <text:p text:style-name="P2"/>
        <text:p text:style-name="P2">T(0) = c1</text:p>
        <text:p text:style-name="P2">T(n) = c2 (the print_int) + T(n – k – 1) + T(k)</text:p>
        <text:p text:style-name="P2">T(n) = eventually cn = O(n)</text:p>
        <text:p text:style-name="P2">cuz will reach each element once by end. K is irrelevant.</text:p>
        <text:p text:style-name="P2">If balanced tree, T(n) = c2 + T(n/2) + T(n/2) = c2 + 2 T(n/2) = C + 2(c + 2(c+... + 2(c)...))). So end up with n c's.</text:p>
        <text:p text:style-name="P2"/>
        <text:p text:style-name="P2">2013 3b. No shadowing. f</text:p>
        <text:p text:style-name="P2"/>
        <text:p text:style-name="P2"/>
        <text:p text:style-name="P2"/>
        <text:p text:style-name="P2"/>
        <text:p text:style-name="P2">MIDTERM 2012</text:p>
        <text:p text:style-name="P2">Object Orientation in Ocam</text:p>
        <text:p text:style-name="P2"/>
        <text:p text:style-name="P2">class type query =  </text:p>
        <text:p text:style-name="P2"><text:s/>object </text:p>
        <text:p text:style-name="P2"><text:s/>method eval : D.dict -&gt; S.set </text:p>
        <text:p text:style-name="P2"><text:s/>end </text:p>
        <text:p text:style-name="P2">!</text:p>
        <text:p text:style-name="P2">class word_q (w : string) : query = </text:p>
        <text:p text:style-name="P2">object </text:p>
        <text:p text:style-name="P2"><text:s/>method eval (idx : D.dict): S.set = </text:p>
        <text:p text:style-name="P2">match D.lookup idx w with  </text:p>
        <text:p text:style-name="P2"><text:s/>None -&gt; S.empty </text:p>
        <text:p text:style-name="P2"><text:s/>Some s -&gt; s </text:p>
        <text:p text:style-name="P2"><text:s/>end </text:p>
        <text:p text:style-name="P2">!</text:p>
        <text:p text:style-name="P2">class and_q (q1 : query) (q2 : query) : query = </text:p>
        <text:p text:style-name="P2">object </text:p>
        <text:p text:style-name="P2"><text:s/>method eval (idx : D.dict) :S.set = S.intersect 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6">O(n)</text:p>
        <text:p text:style-name="P6"><text:span text:style-name="T1">type set = Empty | Single of int | Union of set * set!</text:span></text:p>
        <text:p text:style-name="P6"><text:span text:style-name="T1">!</text:span></text:p>
        <text:p text:style-name="P6"><text:span text:style-name="T1">let union (s1:set) (s2:set) : set = Union (s1, s2) </text:span></text:p>
        <text:p text:style-name="P6"><text:span text:style-name="T1"> </text:span></text:p>
        <text:p text:style-name="P6"><text:span text:style-name="T1"><text:s/>let rec member (x:int) (s:set) : bool =  </text:span></text:p>
        <text:p text:style-name="P6"><text:span text:style-name="T1"><text:s/>match s with </text:span></text:p>
        <text:p text:style-name="P6"><text:span text:style-name="T1"><text:s/>| Empty -&gt; false </text:span></text:p>
        <text:p text:style-name="P6"><text:span text:style-name="T1"><text:s/>| Single y -&gt; x = y </text:span></text:p>
        <text:p text:style-name="P6"><text:span text:style-name="T1"><text:s/>| Union (s1, s2) -&gt; member x s1 || member x s2 </text:span></text:p>
        <text:p text:style-name="P6"><text:span text:style-name="T1"> </text:span></text:p>
        <text:p text:style-name="P6"><text:span text:style-name="T1"><text:s/>let rec intersect (s1:set) (s2:set) : set =  </text:span></text:p>
        <text:p text:style-name="P6"><text:span text:style-name="T1"><text:s/>match s1 with  </text:span></text:p>
        <text:p text:style-name="P6"><text:span text:style-name="T1"><text:s/>| Empty -&gt; Empty </text:span></text:p>
        <text:p text:style-name="P6"><text:span text:style-name="T1"><text:s/>| Single x -&gt; if member x s2 then s1 else Empty </text:span></text:p>
        <text:p text:style-name="P6"><text:span text:style-name="T1"><text:s/>| Union (t1, t2) -&gt; union (intersect t1 s2) (intersect t2 </text:span></text:p>
        <text:p text:style-name="P6"><text:span text:style-name="T1">s2) </text:span></text:p>
        <text:p text:style-name="P6"><text:span text:style-name="T1"/></text:p>
        <text:p text:style-name="P7">let revappend xs ys =  </text:p>
        <text:p text:style-name="P7"><text:s/>match xs with </text:p>
        <text:p text:style-name="P7"><text:s/>| [] -&gt; ys </text:p>
        <text:p text:style-name="P7"><text:s/>| h::t -&gt; revappend t (h::ys) </text:p>
        <text:p text:style-name="P7"> </text:p>
        <text:p text:style-name="P7"><text:s/>let mystery xs ys = revappend (revappend xs []) ys!</text:p>
        <text:p text:style-name="P7"/>
        <text:p text:style-name="P7">If we represent sets using balanced trees, then we can implement union in </text:p>
        <text:p text:style-name="P7">time O(lg n). = FALSE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646in" fo:margin-bottom="0.3445in" fo:margin-left="0.1571in" fo:margin-right="0.7898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Zou</meta:initial-creator>
    <meta:creation-date>2014-04-06T14:43:54</meta:creation-date>
    <dc:date>2014-04-08T19:29:07</dc:date>
    <dc:creator>Roger Zou</dc:creator>
    <meta:editing-duration>P1DT21H10M52S</meta:editing-duration>
    <meta:editing-cycles>96</meta:editing-cycles>
    <meta:generator>OpenOffice/4.0.1$Unix OpenOffice.org_project/401m5$Build-9714</meta:generator>
    <meta:printed-by>Roger Zou</meta:printed-by>
    <meta:print-date>2014-04-08T12:48:37</meta:print-date>
    <meta:document-statistic meta:table-count="0" meta:image-count="0" meta:object-count="0" meta:page-count="6" meta:paragraph-count="707" meta:word-count="4207" meta:character-count="20596"/>
  </office:meta>
</office:document-meta>
</file>